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3E7000002BD921BA6E0BAACD4F4.png" manifest:media-type="image/png"/>
  <manifest:file-entry manifest:full-path="Pictures/10000001000002EF000001E4241BCF572770FF22.png" manifest:media-type="image/png"/>
  <manifest:file-entry manifest:full-path="Pictures/1000000100000484000002FEEE14DD78E113CFAF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loext:graphic-properties draw:fill-color="#ffffff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1" draw:id="id1" draw:layer="layout" svg:width="2.641cm" svg:height="1.75cm" svg:x="2.173cm" svg:y="4.725cm">
          <draw:image xlink:href="Pictures/1000000100000484000002FEEE14DD78E113CFAF.png" xlink:type="simple" xlink:show="embed" xlink:actuate="onLoad" draw:mime-type="image/png">
            <text:p/>
          </draw:image>
        </draw:frame>
        <draw:frame draw:style-name="gr1" draw:text-style-name="P1" xml:id="id5" draw:id="id5" draw:layer="layout" svg:width="2.641cm" svg:height="1.75cm" svg:x="18cm" svg:y="4.725cm">
          <draw:image xlink:href="Pictures/1000000100000484000002FEEE14DD78E113CFAF.png" xlink:type="simple" xlink:show="embed" xlink:actuate="onLoad" draw:mime-type="image/png">
            <text:p/>
          </draw:image>
        </draw:frame>
        <draw:frame draw:style-name="gr1" draw:text-style-name="P1" xml:id="id3" draw:id="id3" draw:layer="layout" svg:width="2.641cm" svg:height="1.75cm" svg:x="13.082cm" svg:y="4.725cm">
          <draw:image xlink:href="Pictures/1000000100000484000002FEEE14DD78E113CFAF.png" xlink:type="simple" xlink:show="embed" xlink:actuate="onLoad" draw:mime-type="image/png">
            <text:p/>
          </draw:image>
        </draw:frame>
        <draw:frame draw:style-name="gr1" draw:text-style-name="P1" xml:id="id4" draw:id="id4" draw:layer="layout" svg:width="2.641cm" svg:height="1.75cm" svg:x="7.441cm" svg:y="4.725cm">
          <draw:image xlink:href="Pictures/1000000100000484000002FEEE14DD78E113CFAF.png" xlink:type="simple" xlink:show="embed" xlink:actuate="onLoad" draw:mime-type="image/png">
            <text:p/>
          </draw:image>
        </draw:frame>
        <draw:frame draw:style-name="gr2" draw:text-style-name="P2" draw:layer="layout" svg:width="4.375cm" svg:height="2.384cm" svg:x="1.707cm" svg:y="3cm">
          <draw:text-box>
            <text:p text:style-name="P1">Compass</text:p>
            <text:p text:style-name="P1">(pistol DDS)</text:p>
          </draw:text-box>
        </draw:frame>
        <draw:frame draw:style-name="gr3" draw:text-style-name="P2" draw:layer="layout" svg:width="3.918cm" svg:height="1.673cm" svg:x="17.164cm" svg:y="3.1cm">
          <draw:text-box>
            <text:p text:style-name="P1">AIS</text:p>
            <text:p text:style-name="P1">(pistol DDS)</text:p>
          </draw:text-box>
        </draw:frame>
        <draw:frame draw:style-name="gr3" draw:text-style-name="P2" draw:layer="layout" svg:width="3.918cm" svg:height="1.673cm" svg:x="12.616cm" svg:y="3.1cm">
          <draw:text-box>
            <text:p text:style-name="P1">Autopilot</text:p>
            <text:p text:style-name="P1">(pistol DDS)</text:p>
          </draw:text-box>
        </draw:frame>
        <draw:frame draw:style-name="gr3" draw:text-style-name="P3" draw:layer="layout" svg:width="4.795cm" svg:height="1.673cm" svg:x="6.582cm" svg:y="3.1cm">
          <draw:text-box>
            <text:p>Rudder Control</text:p>
            <text:p>(pistol DDS)</text:p>
          </draw:text-box>
        </draw:frame>
        <draw:connector draw:style-name="gr4" draw:text-style-name="P1" draw:layer="layout" draw:line-skew="1.525cm" svg:x1="3.493cm" svg:y1="6.475cm" svg:x2="23.82cm" svg:y2="6.475cm" draw:start-shape="id1" draw:start-glue-point="2" draw:end-shape="id2" draw:end-glue-point="2" svg:d="M3493 6475v2025h20327v-2025" svg:viewBox="0 0 20328 2026">
          <text:p/>
        </draw:connector>
        <draw:connector draw:style-name="gr4" draw:text-style-name="P1" draw:layer="layout" svg:x1="14.402cm" svg:y1="6.475cm" svg:x2="14.404cm" svg:y2="8.495cm" draw:start-shape="id3" draw:start-glue-point="2" svg:d="M14402 6475v1260h2v760" svg:viewBox="0 0 3 2021">
          <text:p/>
        </draw:connector>
        <draw:connector draw:style-name="gr4" draw:text-style-name="P1" draw:layer="layout" svg:x1="8.761cm" svg:y1="6.475cm" svg:x2="8.759cm" svg:y2="8.631cm" draw:start-shape="id4" draw:start-glue-point="2" svg:d="M8761 6475v1328h-2v828" svg:viewBox="0 0 3 2157">
          <text:p/>
        </draw:connector>
        <draw:line draw:style-name="gr5" draw:text-style-name="P4" draw:layer="layout" svg:x1="8.759cm" svg:y1="11.6cm" svg:x2="8.759cm" svg:y2="8.6cm">
          <text:p/>
        </draw:line>
        <draw:frame draw:style-name="gr6" draw:text-style-name="P4" draw:layer="layout" svg:width="7cm" svg:height="4.512cm" draw:transform="skewX (0.00523598775598299) rotate (0.00541052068118242) translate (4cm 10.138cm)">
          <draw:image xlink:href="Pictures/10000001000002EF000001E4241BCF572770FF22.png" xlink:type="simple" xlink:show="embed" xlink:actuate="onLoad" draw:mime-type="image/png">
            <text:p/>
          </draw:image>
          <draw:glue-point draw:id="4" svg:x="-0.21cm" svg:y="3.044cm"/>
        </draw:frame>
        <draw:frame draw:style-name="gr3" draw:text-style-name="P2" draw:layer="layout" svg:width="3.918cm" svg:height="1.673cm" svg:x="10.5cm" svg:y="10.6cm">
          <draw:text-box>
            <text:p text:style-name="P1">Console</text:p>
            <text:p text:style-name="P1">(pistol DDS)</text:p>
          </draw:text-box>
        </draw:frame>
        <draw:frame draw:style-name="gr1" draw:text-style-name="P1" xml:id="id2" draw:id="id2" draw:layer="layout" svg:width="2.641cm" svg:height="1.75cm" svg:x="22.5cm" svg:y="4.725cm">
          <draw:image xlink:href="Pictures/1000000100000484000002FEEE14DD78E113CFAF.png" xlink:type="simple" xlink:show="embed" xlink:actuate="onLoad" draw:mime-type="image/png">
            <text:p/>
          </draw:image>
        </draw:frame>
        <draw:frame draw:style-name="gr3" draw:text-style-name="P2" draw:layer="layout" svg:width="5.006cm" svg:height="1.673cm" svg:x="21.505cm" svg:y="3.1cm">
          <draw:text-box>
            <text:p text:style-name="P1">Rudder Position</text:p>
            <text:p text:style-name="P1">(pistol DDS)</text:p>
          </draw:text-box>
        </draw:frame>
        <draw:line draw:style-name="gr5" draw:text-style-name="P4" xml:id="id6" draw:id="id6" draw:layer="layout" svg:x1="19.313cm" svg:y1="11.6cm" svg:x2="19.313cm" svg:y2="8.5cm">
          <text:p/>
        </draw:line>
        <draw:frame draw:style-name="gr3" draw:text-style-name="P2" draw:layer="layout" svg:width="3.918cm" svg:height="1.673cm" svg:x="20.582cm" svg:y="10.6cm">
          <draw:text-box>
            <text:p text:style-name="P1">Console</text:p>
            <text:p text:style-name="P1">(pistol DDS)</text:p>
          </draw:text-box>
        </draw:frame>
        <draw:frame draw:style-name="gr7" draw:text-style-name="P4" draw:layer="layout" svg:width="5.163cm" svg:height="3.622cm" svg:x="15.837cm" svg:y="10.528cm">
          <draw:image xlink:href="Pictures/10000001000003E7000002BD921BA6E0BAACD4F4.png" xlink:type="simple" xlink:show="embed" xlink:actuate="onLoad" draw:mime-type="image/png">
            <text:p/>
          </draw:image>
        </draw:frame>
        <draw:frame draw:style-name="gr3" draw:text-style-name="P6" draw:layer="layout" svg:width="19.717cm" svg:height="1.276cm" svg:x="3.5cm" svg:y="1cm">
          <draw:text-box>
            <text:p text:style-name="P5"><text:span text:style-name="T1">Boat network components using Pistol DDS</text:span></text:p>
          </draw:text-box>
        </draw:frame>
        <draw:connector draw:style-name="gr4" draw:text-style-name="P1" draw:layer="layout" draw:line-skew="1.033cm" svg:x1="19.32cm" svg:y1="6.475cm" svg:x2="19.313cm" svg:y2="8.5cm" draw:start-shape="id5" draw:end-shape="id6" draw:end-glue-point="0" svg:d="M19320 6475v2025h-7" svg:viewBox="0 0 8 2026">
          <text:p/>
        </draw:connector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22:47:46.997496984</meta:creation-date>
    <dc:date>2023-02-24T18:57:55.519696380</dc:date>
    <meta:editing-duration>PT20H10M8S</meta:editing-duration>
    <meta:editing-cycles>5</meta:editing-cycles>
    <meta:generator>LibreOffice/7.5.0.3$MacOSX_X86_64 LibreOffice_project/c21113d003cd3efa8c53188764377a8272d9d6de</meta:generator>
    <meta:document-statistic meta:object-count="44"/>
  </office:meta>
</office:document-meta>
</file>